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22084" officeooo:paragraph-rsid="00122084"/>
    </style:style>
    <style:style style:name="P2" style:family="paragraph" style:parent-style-name="Text_20_body">
      <style:text-properties fo:font-style="italic" officeooo:rsid="00122084" officeooo:paragraph-rsid="00122084" style:font-style-asian="italic" style:font-style-complex="italic"/>
    </style:style>
    <style:style style:name="P3" style:family="paragraph" style:parent-style-name="Text_20_body">
      <style:paragraph-properties fo:text-align="justify" style:justify-single-word="false"/>
      <style:text-properties fo:font-style="italic" officeooo:rsid="00122084" officeooo:paragraph-rsid="00122084" style:font-style-asian="italic" style:font-style-complex="italic"/>
    </style:style>
    <style:style style:name="P4" style:family="paragraph" style:parent-style-name="Text_20_body">
      <style:paragraph-properties fo:text-align="justify" style:justify-single-word="false"/>
      <style:text-properties fo:font-style="italic" officeooo:rsid="001396f5" officeooo:paragraph-rsid="001396f5" style:font-style-asian="italic" style:font-style-complex="italic"/>
    </style:style>
    <style:style style:name="P5" style:family="paragraph" style:parent-style-name="Text_20_body" style:list-style-name="L1">
      <style:text-properties style:font-name="Times New Roman" officeooo:paragraph-rsid="00118fcd"/>
    </style:style>
    <style:style style:name="P6" style:family="paragraph" style:parent-style-name="Text_20_body">
      <style:text-properties style:font-name="Times New Roman" officeooo:rsid="00118fcd" officeooo:paragraph-rsid="00118fcd"/>
    </style:style>
    <style:style style:name="P7" style:family="paragraph" style:parent-style-name="Text_20_body" style:list-style-name="L3">
      <style:text-properties style:font-name="Times New Roman" officeooo:rsid="00118fcd" officeooo:paragraph-rsid="00118fcd"/>
    </style:style>
    <style:style style:name="P8" style:family="paragraph" style:parent-style-name="Text_20_body">
      <style:text-properties style:font-name="Times New Roman" officeooo:paragraph-rsid="00118fcd"/>
    </style:style>
    <style:style style:name="P9" style:family="paragraph" style:parent-style-name="Text_20_body" style:list-style-name="L2">
      <style:text-properties style:font-name="Times New Roman" officeooo:paragraph-rsid="00118fcd"/>
    </style:style>
    <style:style style:name="P10" style:family="paragraph" style:parent-style-name="Text_20_body">
      <style:text-properties style:font-name="Times New Roman" officeooo:rsid="0016fce6" officeooo:paragraph-rsid="0016fce6"/>
    </style:style>
    <style:style style:name="P11" style:family="paragraph" style:parent-style-name="Text_20_body" style:list-style-name="L4">
      <style:text-properties style:font-name="Times New Roman" officeooo:rsid="0016fce6" officeooo:paragraph-rsid="0016fce6"/>
    </style:style>
    <style:style style:name="P12" style:family="paragraph" style:parent-style-name="Text_20_body">
      <style:text-properties style:font-name="Times New Roman" officeooo:paragraph-rsid="0016fce6"/>
    </style:style>
    <style:style style:name="P13" style:family="paragraph" style:parent-style-name="Text_20_body" style:list-style-name="L7">
      <style:text-properties officeooo:paragraph-rsid="0016fce6"/>
    </style:style>
    <style:style style:name="P14" style:family="paragraph" style:parent-style-name="Standard">
      <style:paragraph-properties>
        <style:tab-stops>
          <style:tab-stop style:position="16.589cm" style:type="right"/>
        </style:tab-stops>
      </style:paragraph-properties>
      <style:text-properties style:font-name="Source Sans Pro" officeooo:rsid="00118fcd" officeooo:paragraph-rsid="00118fcd"/>
    </style:style>
    <style:style style:name="P15" style:family="paragraph" style:parent-style-name="Standard">
      <style:paragraph-properties>
        <style:tab-stops>
          <style:tab-stop style:position="16.589cm" style:type="right"/>
        </style:tab-stops>
      </style:paragraph-properties>
      <style:text-properties style:font-name="Source Sans Pro" fo:font-size="20pt" officeooo:rsid="00118fcd" officeooo:paragraph-rsid="0016fce6" style:font-size-asian="20pt" style:font-size-complex="20pt"/>
    </style:style>
    <style:style style:name="P16" style:family="paragraph" style:parent-style-name="Standard">
      <style:paragraph-properties fo:margin-top="0cm" fo:margin-bottom="0.21cm" loext:contextual-spacing="false"/>
      <style:text-properties officeooo:paragraph-rsid="0016fce6"/>
    </style:style>
    <style:style style:name="P17" style:family="paragraph" style:parent-style-name="Standard" style:list-style-name="L6">
      <style:paragraph-properties fo:margin-top="0cm" fo:margin-bottom="0.21cm" loext:contextual-spacing="false"/>
      <style:text-properties officeooo:paragraph-rsid="0016fce6"/>
    </style:style>
    <style:style style:name="T1" style:family="text">
      <style:text-properties officeooo:rsid="00118fcd"/>
    </style:style>
    <style:style style:name="T2" style:family="text">
      <style:text-properties fo:font-weight="normal" officeooo:rsid="00122084" style:font-weight-asian="normal" style:font-weight-complex="normal"/>
    </style:style>
    <style:style style:name="T3" style:family="text">
      <style:text-properties officeooo:rsid="0015797f"/>
    </style:style>
    <style:style style:name="T4" style:family="text">
      <style:text-properties officeooo:rsid="0016fce6"/>
    </style:style>
    <style:style style:name="T5" style:family="text">
      <style:text-properties fo:font-weight="bold" officeooo:rsid="0016fce6" style:font-weight-asian="bold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118f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5">Änderungen im Anhang „Fachschaftenliste“ der FKGO </text:span></text:p>
      <text:p text:style-name="P15"><text:span text:style-name="T5">in der Version vom 09.02.2015</text:span></text:p>
      <text:p text:style-name="P14"/>
      <text:p text:style-name="P16"><text:span text:style-name="T7">Fachschaft </text:span><text:bookmark text:name="7"/><text:span text:style-name="T7">„Ethnologie / Altamerikanistik“:</text:span></text:p>
      <text:list xml:id="list1626426956565895451" text:style-name="L6">
        <text:list-item>
          <text:p text:style-name="P17"><text:span text:style-name="T7">Das Studienfach „</text:span><text:span text:style-name="T6">Lateinische Literatur der Antike und ihr Fortleben (Bachelor of Arts)“ </text:span><text:span text:style-name="T7">wird gestrichen,</text:span></text:p>
        </text:list-item>
      </text:list>
      <text:list xml:id="list3848847863059269034" text:style-name="L1">
        <text:list-item>
          <text:p text:style-name="P5"><text:span text:style-name="T1">Das Studienfach „</text:span>Lateinamerika- und Altamerikastudien (Bachelor of Arts)“ <text:span text:style-name="T1">wird hinzugefügt.</text:span></text:p>
        </text:list-item>
      </text:list>
      <text:p text:style-name="P6"/>
      <text:p text:style-name="P12"><text:span text:style-name="T1">Fachschaft „</text:span><text:bookmark text:name="14"/>Griechische und Lateinische Philologie<text:span text:style-name="T1">“:</text:span></text:p>
      <text:list xml:id="list3301097507232213462" text:style-name="L7">
        <text:list-item>
          <text:p text:style-name="P13"><text:span text:style-name="T7">Das Studienfach „</text:span><text:span text:style-name="T6">Lateinische Literatur der Antike und ihr Fortleben (Bachelor of Arts)</text:span><text:span text:style-name="T7">“ wird hinzugefügt,</text:span></text:p>
        </text:list-item>
      </text:list>
      <text:list xml:id="list5804011774581180176" text:style-name="L2">
        <text:list-item>
          <text:p text:style-name="P9"><text:span text:style-name="T1">Das Studienfach „</text:span>Lateinamerika- und Altamerikastudien (Bachelor of Arts)“ <text:span text:style-name="T1">wird gestrichen.</text:span></text:p>
        </text:list-item>
      </text:list>
      <text:p text:style-name="P8"/>
      <text:p text:style-name="P6">Fachschaft „Lehramt“:</text:p>
      <text:list xml:id="list3142369484854149147" text:style-name="L3">
        <text:list-item>
          <text:p text:style-name="P7">Das Studienfach „Bildungswissenschaften (LA BA Gym Ge) wird hinzugefügt,</text:p>
        </text:list-item>
        <text:list-item>
          <text:p text:style-name="P7">Das Studienfach „Bildungswissenschaften (LA BA Berufskolleg) wird hinzugefügt.</text:p>
        </text:list-item>
      </text:list>
      <text:p text:style-name="P10"/>
      <text:p text:style-name="P10">Fachschaft „Kommunikationsforschung“:</text:p>
      <text:list xml:id="list8165641403133450460" text:style-name="L4">
        <text:list-item>
          <text:p text:style-name="P11">Die Fachschaft wird in „Medienwissenschaften“ umbenan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9:03:54.509250211</meta:creation-date>
    <dc:date>2015-02-09T22:11:18.897876572</dc:date>
    <meta:editing-duration>PT12M11S</meta:editing-duration>
    <meta:editing-cycles>5</meta:editing-cycles>
    <meta:generator>LibreOffice/4.3.3.2$Linux_X86_64 LibreOffice_project/430m0$Build-2</meta:generator>
    <dc:creator>Sven Zemanek</dc:creator>
    <meta:document-statistic meta:table-count="0" meta:image-count="0" meta:object-count="0" meta:page-count="1" meta:paragraph-count="13" meta:word-count="102" meta:character-count="835" meta:non-whitespace-character-count="752"/>
  </office:meta>
</office:document-meta>
</file>